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language="it" fo:country="IT" officeooo:rsid="0005564f"/>
    </style:style>
    <style:style style:name="P3" style:family="paragraph" style:parent-style-name="Standard">
      <style:text-properties fo:language="it" fo:country="IT" officeooo:rsid="0005564f" officeooo:paragraph-rsid="0005564f"/>
    </style:style>
    <style:style style:name="P4" style:family="paragraph" style:parent-style-name="Standard">
      <style:text-properties fo:language="it" fo:country="IT" officeooo:rsid="0005564f" officeooo:paragraph-rsid="0008fe38"/>
    </style:style>
    <style:style style:name="P5" style:family="paragraph" style:parent-style-name="Standard">
      <style:text-properties fo:language="it" fo:country="IT" officeooo:rsid="0005f30a" officeooo:paragraph-rsid="0005f30a"/>
    </style:style>
    <style:style style:name="P6" style:family="paragraph" style:parent-style-name="Standard">
      <style:text-properties fo:language="it" fo:country="IT" officeooo:rsid="0005f30a" officeooo:paragraph-rsid="0007c954"/>
    </style:style>
    <style:style style:name="P7" style:family="paragraph" style:parent-style-name="Standard">
      <style:text-properties fo:language="it" fo:country="IT" fo:font-weight="bold" style:font-weight-asian="bold" style:font-weight-complex="bold"/>
    </style:style>
    <style:style style:name="P8" style:family="paragraph" style:parent-style-name="Standard">
      <style:text-properties fo:language="it" fo:country="IT" fo:font-weight="bold" officeooo:rsid="0005f30a" officeooo:paragraph-rsid="0005f30a" style:font-weight-asian="bold" style:font-weight-complex="bold"/>
    </style:style>
    <style:style style:name="P9" style:family="paragraph" style:parent-style-name="Standard">
      <style:text-properties fo:language="it" fo:country="IT" fo:font-weight="bold" officeooo:rsid="0005f30a" officeooo:paragraph-rsid="0007c954" style:font-weight-asian="bold" style:font-weight-complex="bold"/>
    </style:style>
    <style:style style:name="P10" style:family="paragraph" style:parent-style-name="Standard">
      <style:text-properties fo:language="it" fo:country="IT" fo:font-weight="bold" officeooo:paragraph-rsid="0008fe38" style:font-weight-asian="bold" style:font-weight-complex="bold"/>
    </style:style>
    <style:style style:name="P11" style:family="paragraph" style:parent-style-name="Standard">
      <style:text-properties fo:language="it" fo:country="IT" fo:font-weight="bold" officeooo:paragraph-rsid="0007c954" style:font-weight-asian="bold" style:font-weight-complex="bold"/>
    </style:style>
    <style:style style:name="P12" style:family="paragraph" style:parent-style-name="Standard">
      <style:text-properties fo:language="it" fo:country="IT" fo:font-weight="bold" officeooo:rsid="000b6c4d" officeooo:paragraph-rsid="000b6c4d" style:font-weight-asian="bold" style:font-weight-complex="bold"/>
    </style:style>
    <style:style style:name="P13" style:family="paragraph" style:parent-style-name="Standard">
      <style:text-properties fo:language="it" fo:country="IT" fo:font-weight="normal" style:font-weight-asian="normal" style:font-weight-complex="normal"/>
    </style:style>
    <style:style style:name="P14" style:family="paragraph" style:parent-style-name="Standard">
      <style:text-properties fo:language="it" fo:country="IT" fo:font-weight="normal" officeooo:rsid="0007c954" officeooo:paragraph-rsid="0007c954" style:font-weight-asian="normal" style:font-weight-complex="normal"/>
    </style:style>
    <style:style style:name="P15" style:family="paragraph" style:parent-style-name="Standard">
      <style:text-properties fo:language="it" fo:country="IT" fo:font-weight="normal" officeooo:rsid="000b6c4d" officeooo:paragraph-rsid="000b6c4d" style:font-weight-asian="normal" style:font-weight-complex="normal"/>
    </style:style>
    <style:style style:name="P16" style:family="paragraph" style:parent-style-name="Standard">
      <style:text-properties fo:language="it" fo:country="IT" fo:font-weight="normal" officeooo:rsid="0005f30a" officeooo:paragraph-rsid="0007c954" style:font-weight-asian="normal" style:font-weight-complex="normal"/>
    </style:style>
    <style:style style:name="P17" style:family="paragraph" style:parent-style-name="Standard">
      <style:text-properties fo:language="it" fo:country="IT" officeooo:paragraph-rsid="0005f30a"/>
    </style:style>
    <style:style style:name="P18" style:family="paragraph" style:parent-style-name="Standard">
      <style:text-properties fo:language="it" fo:country="IT" officeooo:rsid="0007c954" officeooo:paragraph-rsid="0007c954"/>
    </style:style>
    <style:style style:name="P19" style:family="paragraph" style:parent-style-name="Standard">
      <style:text-properties fo:language="it" fo:country="IT" officeooo:paragraph-rsid="0007c954"/>
    </style:style>
    <style:style style:name="P20" style:family="paragraph" style:parent-style-name="Standard">
      <style:text-properties fo:language="it" fo:country="IT" officeooo:paragraph-rsid="0009f053"/>
    </style:style>
    <style:style style:name="P21" style:family="paragraph" style:parent-style-name="Standard">
      <style:text-properties fo:language="it" fo:country="IT" officeooo:rsid="000b6c4d" officeooo:paragraph-rsid="000b6c4d"/>
    </style:style>
    <style:style style:name="P22" style:family="paragraph" style:parent-style-name="Standard">
      <style:text-properties fo:font-size="18pt" fo:language="it" fo:country="IT" fo:font-weight="bold" officeooo:rsid="0005f30a" officeooo:paragraph-rsid="0005f30a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language="it" fo:country="IT" fo:font-weight="bold" officeooo:rsid="0005f30a" officeooo:paragraph-rsid="0007c954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2pt" fo:language="it" fo:country="IT" fo:font-weight="bold" officeooo:rsid="0005f30a" officeooo:paragraph-rsid="0005f30a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language="it" fo:country="IT" fo:font-weight="normal" officeooo:rsid="0005f30a" officeooo:paragraph-rsid="0005f30a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6pt" fo:language="it" fo:country="IT" fo:font-weight="bold" officeooo:rsid="0007c954" officeooo:paragraph-rsid="0007c954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language="it" fo:country="IT" fo:font-weight="bold" officeooo:paragraph-rsid="0007c954" style:font-size-asian="16pt" style:font-weight-asian="bold" style:font-size-complex="16pt" style:font-weight-complex="bold"/>
    </style:style>
    <style:style style:name="P28" style:family="paragraph" style:parent-style-name="Standard">
      <style:text-properties fo:font-variant="normal" fo:text-transform="none" fo:color="#222222" style:font-name="Liberation Serif" fo:font-size="12pt" fo:letter-spacing="normal" fo:language="it" fo:country="IT" fo:font-style="normal" fo:font-weight="normal"/>
    </style:style>
    <style:style style:name="P29" style:family="paragraph" style:parent-style-name="Standard">
      <style:text-properties fo:font-variant="normal" fo:text-transform="none" fo:color="#222222" style:font-name="Liberation Serif" fo:font-size="12pt" fo:letter-spacing="normal" fo:language="it" fo:country="IT" fo:font-style="normal" fo:font-weight="normal" officeooo:rsid="0005f30a" officeooo:paragraph-rsid="0005f30a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language="it" fo:country="IT"/>
    </style:style>
    <style:style style:name="P31" style:family="paragraph" style:parent-style-name="Standard">
      <style:text-properties style:font-name="Liberation Serif" fo:language="it" fo:country="IT" fo:font-weight="bold" style:font-weight-asian="bold" style:font-weight-complex="bold"/>
    </style:style>
    <style:style style:name="P32" style:family="paragraph" style:parent-style-name="Standard">
      <style:paragraph-properties fo:break-before="page"/>
      <style:text-properties fo:font-size="18pt" fo:language="it" fo:country="IT" fo:font-weight="bold" officeooo:rsid="0005f30a" officeooo:paragraph-rsid="0005f30a" style:font-size-asian="18pt" style:font-weight-asian="bold" style:font-size-complex="18pt" style:font-weight-complex="bold"/>
    </style:style>
    <style:style style:name="P33" style:family="paragraph" style:parent-style-name="Standard">
      <style:paragraph-properties fo:break-before="page"/>
      <style:text-properties fo:font-size="18pt" fo:language="it" fo:country="IT" fo:font-weight="bold" officeooo:rsid="0007c954" officeooo:paragraph-rsid="0007c954" style:font-size-asian="18pt" style:font-weight-asian="bold" style:font-size-complex="18pt" style:font-weight-complex="bold"/>
    </style:style>
    <style:style style:name="P34" style:family="paragraph" style:parent-style-name="Standard">
      <style:paragraph-properties fo:break-before="page"/>
      <style:text-properties fo:font-size="16pt" fo:language="it" fo:country="IT" fo:font-weight="bold" officeooo:rsid="0007c954" officeooo:paragraph-rsid="0007c954" style:font-size-asian="16pt" style:font-weight-asian="bold" style:font-size-complex="16pt" style:font-weight-complex="bold"/>
    </style:style>
    <style:style style:name="P35" style:family="paragraph" style:parent-style-name="Standard">
      <style:text-properties fo:language="it" fo:country="IT" fo:font-weight="bold" style:font-weight-asian="bold" style:font-weight-complex="bold"/>
    </style:style>
    <style:style style:name="T1" style:family="text">
      <style:text-properties fo:font-variant="normal" fo:text-transform="none" fo:color="#222222" fo:font-size="12pt" fo:letter-spacing="normal" fo:font-style="normal" fo:font-weight="normal"/>
    </style:style>
    <style:style style:name="T2" style:family="text">
      <style:text-properties fo:font-variant="normal" fo:text-transform="none" fo:color="#222222" fo:font-size="12pt" fo:letter-spacing="normal" fo:font-style="normal" fo:font-weight="normal" officeooo:rsid="0008fe38"/>
    </style:style>
    <style:style style:name="T3" style:family="text">
      <style:text-properties officeooo:rsid="0005f30a"/>
    </style:style>
    <style:style style:name="T4" style:family="text">
      <style:text-properties officeooo:rsid="0007c95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c954" style:font-weight-asian="normal" style:font-weight-complex="normal"/>
    </style:style>
    <style:style style:name="T7" style:family="text">
      <style:text-properties officeooo:rsid="0008fe38"/>
    </style:style>
    <style:style style:name="T8" style:family="text">
      <style:text-properties officeooo:rsid="0009f053"/>
    </style:style>
    <style:style style:name="T9" style:family="text">
      <style:text-properties officeooo:rsid="000c3a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A</text:p>
      <text:p text:style-name="P26"/>
      <text:p text:style-name="P24"><text:span text:style-name="T9">Attività</text:span>’</text:p>
      <text:p text:style-name="P29"><text:span text:style-name="T4">I</text:span>nsieme di azioni <text:span text:style-name="T4">volontarie</text:span>, decisioni e comportamenti messi in atto da un individuo o da una categoria di individui per realizzare un obiettivo.</text:p>
      <text:p text:style-name="P25"/>
      <text:p text:style-name="P32">B</text:p>
      <text:p text:style-name="P22"/>
      <text:p text:style-name="P7">Baseline</text:p>
      <text:p text:style-name="P5">Insieme delle parti (configuration items, CI) che compongono un prodotto, che <text:span text:style-name="T4">sono</text:span> stat<text:span text:style-name="T4">e</text:span> consolidat<text:span text:style-name="T4">e</text:span> e verificat<text:span text:style-name="T4">e</text:span> formalmente ad un dato istante su cui poi si basera’ un successivo sviluppo</text:p>
      <text:p text:style-name="P1"/>
      <text:p text:style-name="P7">Best practice</text:p>
      <text:p text:style-name="P13">Modo di fare (way of working) noto, che abbia mostrato di garantire i migliori risultati in circostanze note e specifiche. <text:span text:style-name="T3">Deve garantire efficienza ed efficacia.</text:span></text:p>
      <text:p text:style-name="P7"/>
      <text:p text:style-name="P22"/>
      <text:p text:style-name="P32">C</text:p>
      <text:p text:style-name="P22"/>
      <text:p text:style-name="P7">Ciclo di vita</text:p>
      <text:p text:style-name="P19"><text:span text:style-name="T5">Gli stati che assume lo sviluppo del prodotto SW richiesto, dal concepimento al ritiro. </text:span><text:span text:style-name="T6">Puo’ essere associato ad un automa a stati finiti, le transizioni sono le fasi del ciclo di vita SW, che </text:span>designa<text:span text:style-name="T4">no</text:span> un segmento temporale con specifiche caratteristiche. <text:span text:style-name="T4">La</text:span> transizione tra stati avviene tramite l’esecuzione di attività di processi di ciclo di vita.</text:p>
      <text:p text:style-name="P19"/>
      <text:p text:style-name="P8">Compito</text:p>
      <text:p text:style-name="P14">Ripartizione di un lavoro che si affida a qualcuno o che ci si stabilisce di compiere, non e’ volontario ma gia’ prestabilito e con regole fisse.</text:p>
      <text:p text:style-name="P14"/>
      <text:p text:style-name="P23"/>
      <text:p text:style-name="P33">E</text:p>
      <text:p text:style-name="P23"/>
      <text:p text:style-name="P7"><text:span text:style-name="T9">Economi cita</text:span>’</text:p>
      <text:p text:style-name="P3"><text:span text:style-name="T4">R</text:span>aggiungo gli obiettivi sprecando meno poche risorse, combinazione di efficacia e efficienza.</text:p>
      <text:p text:style-name="P3"/>
      <text:p text:style-name="P31">Efficacia</text:p>
      <text:p text:style-name="P30"><text:span text:style-name="T2">Misura la capacita’ di raggiungere un obiettivo, c</text:span><text:span text:style-name="T1">apacità di produrre l'effetto e i risultati voluti o sperati.</text:span></text:p>
      <text:p text:style-name="P28"/>
      <text:p text:style-name="P7">Efficienza</text:p>
      <text:p text:style-name="P2"/>
      <text:p text:style-name="P3"/>
      <text:p text:style-name="P1"/>
      <text:p text:style-name="P34">I</text:p>
      <text:p text:style-name="P27"/>
      <text:p text:style-name="P10">Incremento</text:p>
      <text:p text:style-name="P4">Designa un’aggiunta a <text:span text:style-name="T9">ciò </text:span>che ho, ogni passo <text:span text:style-name="T9">è</text:span> un avvicinamento alla destinazione <text:span text:style-name="T7">(scultura)</text:span>.</text:p>
      <text:p text:style-name="P19"/>
      <text:p text:style-name="P11">Iterazione</text:p>
      <text:p text:style-name="P3">Faccio <text:span text:style-name="T9">più</text:span> volte la stessa cosa, non sempre positivo; avanzamento a piccoli passi in modo da tener traccia i vai passaggi. <text:span text:style-name="T7">Procedere per raffinamenti o rivisitazioni (pittura).</text:span></text:p>
      <text:p text:style-name="P3"/>
      <text:p text:style-name="P1"/>
      <text:p text:style-name="P34">M</text:p>
      <text:p text:style-name="P19"/>
      <text:p text:style-name="P11">Modelli di ciclo di vita</text:p>
      <text:p text:style-name="P20">Descrivono quali processi, e come, concorrono ad abilitare specifiche transizioni di stato nel ciclo di vita. Aderire a un modello di ciclo di vita aiuta a pianificare, organizzare, eseguire e controllare lo svolgimento delle corrispondenti attività</text:p>
      <text:p text:style-name="P1"/>
      <text:p text:style-name="P34">P</text:p>
      <text:p text:style-name="P19"/>
      <text:p text:style-name="P12">Processo</text:p>
      <text:p text:style-name="P21">Un insieme di <text:span text:style-name="T9">attività</text:span> correlate tra loro che <text:span text:style-name="T9">trasformano</text:span> input in output.</text:p>
      <text:p text:style-name="P21"/>
      <text:p text:style-name="P11">Processi di ciclo di vita</text:p>
      <text:p text:style-name="P19">Specifica delle attività da svolgere per abilitare corrette transizioni di stato nel ciclo di vita; <text:span text:style-name="T8">e’ un’insieme di compiti e attività che sovraintendono alla costruzione di un prodotto SW, e’ l’unione ordinata di parti distinte secondo regole prefissate.</text:span></text:p>
      <text:p text:style-name="P19"/>
      <text:p text:style-name="P7">Prodotto SW</text:p>
      <text:p text:style-name="P15">E’ un insieme di parti (configurazione)</text:p>
      <text:p text:style-name="P15"/>
      <text:p text:style-name="P7">Progetto</text:p>
      <text:p text:style-name="P21">Insieme di attività e compiti che devono raggiungere determinati obiettivi con specifiche fissate, <text:s/>hanno date d’inizio e di fine fissate , possono contare su limitate disponibilità di risorse (persone, tempo, denaro, strumenti) e consumano tali risorse nel loro svolgersi.</text:p>
      <text:p text:style-name="P21"/>
      <text:p text:style-name="P7">Prototipo</text:p>
      <text:p text:style-name="P3"><text:span text:style-name="T8">E’ un modello che c</text:span>i da’ un’idea di come dovrebbe essere il prodotto finale; <text:span text:style-name="T9">può</text:span> essere usato in modo iterativo <text:span text:style-name="T7">(usa e getta) </text:span>o incrementale, <text:span text:style-name="T7">quindi uno stato di avanzamento (vedi baseline)</text:span>.</text:p>
      <text:p text:style-name="P1"/>
      <text:p text:style-name="P34">R</text:p>
      <text:p text:style-name="P19"/>
      <text:p text:style-name="P11">Riuso sistematico</text:p>
      <text:p text:style-name="P18">Non e’ un copia incolla ma un riutilizzo consapevole di ci<text:span text:style-name="T9">ò</text:span> che gi<text:span text:style-name="T9">à</text:span> c’<text:span text:style-name="T9">è</text:span>.</text:p>
      <text:p text:style-name="P1"/>
      <text:p text:style-name="P1"/>
      <text:p text:style-name="P34">S</text:p>
      <text:p text:style-name="P19"/>
      <text:p text:style-name="P11">Software engineering</text:p>
      <text:p text:style-name="P17"><text:span text:style-name="T3">L’ingegneria è l’applicazione di principi scientifici e matematici per fini pratici, non “inventa” nulla ma usa ciò che è già <text:s/>stato studiato e verificato. <text:s/>SI e’ l</text:span>’approccio sistematico, <text:span text:style-name="T4">quindi metodico e rigoroso,</text:span> disciplinato e quantificabile allo sviluppo, l’uso, la manutenzione e il ritiro del SW. <text:span text:style-name="T4">S</text:span>tudia, usa ed evolve le best practice di dominio, segue regole fissate <text:span text:style-name="T4">e</text:span> permette di misurare efficienza ed efficacia.</text:p>
      <text:p text:style-name="P17"/>
      <text:p text:style-name="P8">Stakeholder</text:p>
      <text:p text:style-name="P5">Letteralmente portatore di interesse. L’insieme di coloro che a vario titolo hanno influenza sul prodotto, sul progetto, sui processi come utenti, committente e fornitore.</text:p>
      <text:p text:style-name="P5"/>
      <text:p text:style-name="P5"/>
      <text:p text:style-name="P34">W</text:p>
      <text:p text:style-name="P6"/>
      <text:p text:style-name="P9">Way of working</text:p>
      <text:p text:style-name="P16">La maniera di rendere sistematiche, disciplinate e quantificabili le attività di proget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48:46.632792029</meta:creation-date>
    <dc:date>2018-10-09T17:50:26.513650975</dc:date>
    <meta:editing-duration>PT34M1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0" meta:paragraph-count="49" meta:word-count="553" meta:character-count="3563" meta:non-whitespace-character-count="3056"/>
  </office:meta>
</office:document-meta>
</file>